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cription bigger fonts</text:p>
      <text:p text:style-name="Standard">take way sample</text:p>
      <text:p text:style-name="Standard">copy entities to exam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04T15:18:43</meta:creation-date>
    <meta:document-statistic meta:table-count="0" meta:image-count="0" meta:object-count="0" meta:page-count="1" meta:paragraph-count="3" meta:word-count="10" meta:character-count="64"/>
    <dc:date>2014-11-04T15:31:12</dc:date>
    <dc:creator>amita misra</dc:creator>
    <meta:editing-duration>PT12M29S</meta:editing-duration>
    <meta:editing-cycles>1</meta:editing-cycles>
    <meta:generator>OpenOffice/4.1.0$Unix OpenOffice.org_project/410m18$Build-9764</meta:generator>
  </office:meta>
</office:document-meta>
</file>